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6ac" officeooo:paragraph-rsid="001146ac"/>
    </style:style>
    <style:style style:name="P2" style:family="paragraph" style:parent-style-name="Standard">
      <style:text-properties officeooo:rsid="0012d5bc" officeooo:paragraph-rsid="0012d5bc"/>
    </style:style>
    <style:style style:name="P3" style:family="paragraph" style:parent-style-name="Standard">
      <style:text-properties officeooo:rsid="00144d13" officeooo:paragraph-rsid="00144d13"/>
    </style:style>
    <style:style style:name="P4" style:family="paragraph" style:parent-style-name="Standard">
      <style:text-properties officeooo:rsid="00144d13" officeooo:paragraph-rsid="00144d13"/>
    </style:style>
    <style:style style:name="P5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a31515" style:font-name="Consolas" fo:font-size="9.5pt" style:font-size-asian="9.5pt" fo:background-color="#ffffff"/>
    </style:style>
    <style:style style:name="T4" style:family="text">
      <style:text-properties fo:color="#008000" style:font-name="Consolas" fo:font-size="9.5pt" style:font-size-asian="9.5pt" fo:background-color="#ffffff"/>
    </style:style>
    <style:style style:name="T5" style:family="text">
      <style:text-properties fo:color="#2b91af" style:font-name="Consolas" fo:font-size="9.5pt" style:font-size-asian="9.5pt" fo:background-color="#ffffff"/>
    </style:style>
    <style:style style:name="T6" style:family="text">
      <style:text-properties fo:color="#808080" style:font-name="Consolas" fo:font-size="9.5pt" style:font-size-asian="9.5pt" fo:background-color="#ffffff"/>
    </style:style>
    <style:style style:name="T7" style:family="text">
      <style:text-properties fo:color="#6f008a" style:font-name="Consolas" fo:font-size="9.5pt" style:font-size-asian="9.5pt" fo:background-color="#ffffff"/>
    </style:style>
    <style:style style:name="T8" style:family="text">
      <style:text-properties fo:color="#008080" style:font-name="Consolas" fo:font-size="9.5pt" style:font-size-asian="9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ruct – Estruturas</text:p>
      <text:p text:style-name="P1"/>
      <text:p text:style-name="P2">struct são estruturas de dados que pode guardar diversas variáveis formando uma espécie de tabela, facilita muito a construção e organização de variáveis com o conteúdo voltado a um mesmo objeto.</text:p>
      <text:p text:style-name="P2"/>
      <text:p text:style-name="P3">É possível incluir estruturas dentro de outras estruturas organizando ainda mais a disposição das variáveis, para isso devemos usar o comando typedef, pois além de ser útil para facilitar a compreensão do tipo de dado, como, por exemplo, typedef int inteiro; inteiro x = 10;, podemos referenciar estruturas dentro de outras estruturas.</text:p>
      <text:p text:style-name="P3"/>
      <text:p text:style-name="P3">Exemplo de Estruturas de dados com struct:</text:p>
      <text:p text:style-name="P3"/>
      <text:p text:style-name="P3"><text:span text:style-name="T1">#include</text:span><text:span text:style-name="T2"> </text:span><text:span text:style-name="T3">"stdafx.h"</text:span></text:p>
      <text:p text:style-name="P5"/>
      <text:p text:style-name="Standard"><text:span text:style-name="T1">#include</text:span><text:span text:style-name="T2"> </text:span><text:span text:style-name="T3">&lt;iostream&gt;</text:span><text:span text:style-name="T2"> </text:span><text:span text:style-name="T4">// usar comando de saida cout</text:span></text:p>
      <text:p text:style-name="Standard"><text:span text:style-name="T1">#include</text:span><text:span text:style-name="T2"> </text:span><text:span text:style-name="T3">&lt;string&gt;</text:span><text:span text:style-name="T2"> </text:span><text:span text:style-name="T4">// usar variável string</text:span></text:p>
      <text:p text:style-name="P5"/>
      <text:p text:style-name="Standard"><text:span text:style-name="T1">using</text:span><text:span text:style-name="T2"> </text:span><text:span text:style-name="T1">namespace</text:span><text:span text:style-name="T2"> std;</text:span></text:p>
      <text:p text:style-name="P5"/>
      <text:p text:style-name="Standard"><text:span text:style-name="T4">// estrutura posicao</text:span></text:p>
      <text:p text:style-name="Standard"><text:span text:style-name="T1">struct</text:span><text:span text:style-name="T2"> </text:span><text:span text:style-name="T5">posicao</text:span><text:span text:style-name="T2"> {</text:span></text:p>
      <text:p text:style-name="Standard"><text:span text:style-name="T2"><text:tab/></text:span><text:span text:style-name="T1">int</text:span><text:span text:style-name="T2"> x;</text:span></text:p>
      <text:p text:style-name="Standard"><text:span text:style-name="T2"><text:tab/></text:span><text:span text:style-name="T1">int</text:span><text:span text:style-name="T2"> y;</text:span></text:p>
      <text:p text:style-name="Standard"><text:span text:style-name="T2">};</text:span></text:p>
      <text:p text:style-name="Standard"><text:span text:style-name="T1">struct</text:span><text:span text:style-name="T2"> </text:span><text:span text:style-name="T5">posicao</text:span><text:span text:style-name="T2"> cursor;</text:span></text:p>
      <text:p text:style-name="P5"/>
      <text:p text:style-name="Standard"><text:span text:style-name="T4">// estrutura dimensoes</text:span></text:p>
      <text:p text:style-name="Standard"><text:span text:style-name="T1">struct</text:span><text:span text:style-name="T2"> </text:span><text:span text:style-name="T5">dimensoes</text:span><text:span text:style-name="T2"> {</text:span></text:p>
      <text:p text:style-name="Standard"><text:span text:style-name="T2"><text:tab/></text:span><text:span text:style-name="T1">int</text:span><text:span text:style-name="T2"> x;</text:span></text:p>
      <text:p text:style-name="Standard"><text:span text:style-name="T2"><text:tab/></text:span><text:span text:style-name="T1">int</text:span><text:span text:style-name="T2"> y;</text:span></text:p>
      <text:p text:style-name="Standard"><text:span text:style-name="T2">}dimensao;</text:span></text:p>
      <text:p text:style-name="P5"/>
      <text:p text:style-name="Standard"><text:span text:style-name="T4">// estrutura ponteiro</text:span></text:p>
      <text:p text:style-name="Standard"><text:span text:style-name="T1">struct</text:span><text:span text:style-name="T2"> </text:span><text:span text:style-name="T5">ponteiro</text:span><text:span text:style-name="T2"> {</text:span></text:p>
      <text:p text:style-name="Standard"><text:span text:style-name="T2"><text:tab/></text:span><text:span text:style-name="T1">int</text:span><text:span text:style-name="T2"> x;</text:span></text:p>
      <text:p text:style-name="Standard"><text:span text:style-name="T2"><text:tab/></text:span><text:span text:style-name="T1">int</text:span><text:span text:style-name="T2"> y;</text:span></text:p>
      <text:p text:style-name="Standard"><text:span text:style-name="T2">};</text:span></text:p>
      <text:p text:style-name="Standard"><text:span text:style-name="T1">struct</text:span><text:span text:style-name="T2"> </text:span><text:span text:style-name="T5">ponteiro</text:span><text:span text:style-name="T2"> estruPonteiro, *point;</text:span></text:p>
      <text:p text:style-name="P5"/>
      <text:p text:style-name="Standard"><text:span text:style-name="T4">// estrutura misturada - Cadastro</text:span></text:p>
      <text:p text:style-name="Standard"><text:span text:style-name="T1">struct</text:span><text:span text:style-name="T2"> </text:span><text:span text:style-name="T5">dados</text:span><text:span text:style-name="T2"> {</text:span></text:p>
      <text:p text:style-name="Standard"><text:span text:style-name="T2"><text:tab/></text:span><text:span text:style-name="T5">string</text:span><text:span text:style-name="T2"> nomePai;</text:span></text:p>
      <text:p text:style-name="Standard"><text:span text:style-name="T2"><text:tab/></text:span><text:span text:style-name="T5">string</text:span><text:span text:style-name="T2"> nomeMae;</text:span></text:p>
      <text:p text:style-name="Standard"><text:span text:style-name="T2"><text:tab/></text:span><text:span text:style-name="T1">int</text:span><text:span text:style-name="T2"> idade;</text:span></text:p>
      <text:p text:style-name="Standard"><text:span text:style-name="T2">};</text:span></text:p>
      <text:p text:style-name="Standard"><text:span text:style-name="T1">typedef</text:span><text:span text:style-name="T2"> </text:span><text:span text:style-name="T1">struct</text:span><text:span text:style-name="T2"> </text:span><text:span text:style-name="T5">dados</text:span><text:span text:style-name="T2"> </text:span><text:span text:style-name="T5">Identidade</text:span><text:span text:style-name="T2">;</text:span></text:p>
      <text:p text:style-name="P5"/>
      <text:p text:style-name="Standard"><text:span text:style-name="T1">struct</text:span><text:span text:style-name="T2"> </text:span><text:span text:style-name="T5">cadastro</text:span><text:span text:style-name="T2"> {</text:span></text:p>
      <text:p text:style-name="P5"/>
      <text:p text:style-name="Standard"><text:span text:style-name="T2"><text:tab/></text:span><text:span text:style-name="T5">string</text:span><text:span text:style-name="T2"> CPF;</text:span></text:p>
      <text:p text:style-name="P5"/>
      <text:p text:style-name="Standard"><text:span text:style-name="T2"><text:tab/></text:span><text:span text:style-name="T5">Identidade</text:span><text:span text:style-name="T2"> carteira_identidade;</text:span></text:p>
      <text:p text:style-name="Standard"><text:span text:style-name="T2">};</text:span></text:p>
      <text:p text:style-name="Standard"><text:span text:style-name="T4">//struct cadastro pessoa;</text:span></text:p>
      <text:p text:style-name="Standard"><text:span text:style-name="T1">typedef</text:span><text:span text:style-name="T2"> </text:span><text:span text:style-name="T1">struct</text:span><text:span text:style-name="T2"> </text:span><text:span text:style-name="T5">cadastro</text:span><text:span text:style-name="T2"> </text:span><text:span text:style-name="T5">CadastroPessoa</text:span><text:span text:style-name="T2">;</text:span></text:p>
      <text:p text:style-name="P5"/>
      <text:p text:style-name="P5"/>
      <text:p text:style-name="Standard"><text:span text:style-name="T1">int</text:span><text:span text:style-name="T2"> main(</text:span><text:span text:style-name="T1">int</text:span><text:span text:style-name="T2"> </text:span><text:span text:style-name="T6">argc</text:span><text:span text:style-name="T2">, </text:span><text:span text:style-name="T1">char</text:span><text:span text:style-name="T2">** </text:span><text:span text:style-name="T6">argv</text:span><text:span text:style-name="T2">) {</text:span></text:p>
      <text:p text:style-name="P5"/>
      <text:p text:style-name="Standard"><text:span text:style-name="T2"><text:tab/></text:span><text:span text:style-name="T4">// usando a estrutura posicao</text:span></text:p>
      <text:p text:style-name="Standard"><text:span text:style-name="T2"><text:tab/>cursor.x = 10;</text:span></text:p>
      <text:p text:style-name="Standard"><text:span text:style-name="T2"><text:tab/>cursor.y = 50;</text:span></text:p>
      <text:p text:style-name="P5"><text:soft-page-break/></text:p>
      <text:p text:style-name="Standard"><text:span text:style-name="T2"><text:tab/></text:span><text:span text:style-name="T4">//usando a estrutura dimensoes</text:span></text:p>
      <text:p text:style-name="Standard"><text:span text:style-name="T2"><text:tab/>dimensao.x = 20;</text:span></text:p>
      <text:p text:style-name="Standard"><text:span text:style-name="T2"><text:tab/>dimensao.y = 45;</text:span></text:p>
      <text:p text:style-name="P5"/>
      <text:p text:style-name="Standard"><text:span text:style-name="T2"><text:tab/></text:span><text:span text:style-name="T4">// usando a estrutura ponteiro</text:span></text:p>
      <text:p text:style-name="Standard"><text:span text:style-name="T2"><text:tab/>point = (</text:span><text:span text:style-name="T1">struct</text:span><text:span text:style-name="T2"> </text:span><text:span text:style-name="T5">ponteiro</text:span><text:span text:style-name="T2"> *) malloc(</text:span><text:span text:style-name="T1">sizeof</text:span><text:span text:style-name="T2">(</text:span><text:span text:style-name="T1">struct</text:span><text:span text:style-name="T2"> </text:span><text:span text:style-name="T5">ponteiro</text:span><text:span text:style-name="T2">)); </text:span><text:span text:style-name="T4">// aloca tamanho de memória do ponteiro corretamente</text:span></text:p>
      <text:p text:style-name="Standard"><text:span text:style-name="T2"><text:tab/>point = &amp;estruPonteiro; </text:span><text:span text:style-name="T4">// atribui conteúdo da memória</text:span></text:p>
      <text:p text:style-name="P5"/>
      <text:p text:style-name="Standard"><text:span text:style-name="T2"><text:tab/>(*point).x = 10; </text:span><text:span text:style-name="T4">// desreferenciar ponteiro</text:span></text:p>
      <text:p text:style-name="Standard"><text:span text:style-name="T2"><text:tab/>point-&gt;y = 50; </text:span><text:span text:style-name="T4">// parecido com o desreferenciamento anterior, porém de forma mais simplificada</text:span></text:p>
      <text:p text:style-name="P5"/>
      <text:p text:style-name="Standard"><text:span text:style-name="T2"><text:tab/>point = </text:span><text:span text:style-name="T7">NULL</text:span><text:span text:style-name="T2">; </text:span><text:span text:style-name="T4">// anula ponteiro</text:span></text:p>
      <text:p text:style-name="Standard"><text:span text:style-name="T2"><text:tab/>free(point); </text:span><text:span text:style-name="T4">// desaloca ponteiro da memória</text:span></text:p>
      <text:p text:style-name="P5"/>
      <text:p text:style-name="Standard"><text:span text:style-name="T2"><text:tab/></text:span><text:span text:style-name="T4">// usando a estrutura Cadastro</text:span></text:p>
      <text:p text:style-name="Standard"><text:span text:style-name="T2"><text:tab/></text:span><text:span text:style-name="T5">CadastroPessoa</text:span><text:span text:style-name="T2"> Carlos;</text:span></text:p>
      <text:p text:style-name="Standard"><text:span text:style-name="T2"><text:tab/>Carlos.CPF </text:span><text:span text:style-name="T8">=</text:span><text:span text:style-name="T2"> </text:span><text:span text:style-name="T3">"12345678909"</text:span><text:span text:style-name="T2">;</text:span></text:p>
      <text:p text:style-name="Standard"><text:span text:style-name="T2"><text:tab/>Carlos.carteira_identidade.idade = 30;</text:span></text:p>
      <text:p text:style-name="Standard"><text:span text:style-name="T2"><text:tab/>Carlos.carteira_identidade.nomeMae </text:span><text:span text:style-name="T8">=</text:span><text:span text:style-name="T2"> </text:span><text:span text:style-name="T3">"kjbwedkjbwed"</text:span><text:span text:style-name="T2">;</text:span></text:p>
      <text:p text:style-name="Standard"><text:span text:style-name="T2"><text:tab/>Carlos.carteira_identidade.nomePai </text:span><text:span text:style-name="T8">=</text:span><text:span text:style-name="T2"> </text:span><text:span text:style-name="T3">"khjbkjnkkxn"</text:span><text:span text:style-name="T2">;</text:span></text:p>
      <text:p text:style-name="P5"/>
      <text:p text:style-name="P5"/>
      <text:p text:style-name="P5"/>
      <text:p text:style-name="Standard"><text:span text:style-name="T2"><text:tab/></text:span><text:span text:style-name="T4">// retornar o valor zero após termino da função main sinalizando que não houve erro</text:span></text:p>
      <text:p text:style-name="Standard"><text:span text:style-name="T2"><text:tab/></text:span><text:span text:style-name="T1">return</text:span><text:span text:style-name="T2"> 0;</text:span></text:p>
      <text:p text:style-name="P3"><text:span text:style-name="T2">}</text:span></text:p>
      <text:p text:style-name="P1"/>
      <text:p text:style-name="P1">Referencia:</text:p>
      <text:p text:style-name="P1"/>
      <text:p text:style-name="P1">Do C ao C++, uma abordagem da Engenharia de Software; Barros, Tiago; ano 2002; disponível em: &lt;<text:a xlink:type="simple" xlink:href="http://www.tiagobarros.org/docs/TiagoBarros_do_C_ao_C++.pdf" text:style-name="Internet_20_link" text:visited-style-name="Visited_20_Internet_20_Link">http://www.tiagobarros.org/docs/TiagoBarros_do_C_ao_C++.pdf</text:a>&gt;; visualisado em 18 de Julho de 2016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50:04.972000000</meta:creation-date>
    <dc:date>2016-07-18T12:44:24.973000000</dc:date>
    <meta:editing-duration>PT26M2S</meta:editing-duration>
    <meta:editing-cycles>3</meta:editing-cycles>
    <meta:generator>LibreOffice/5.0.6.3$Windows_x86 LibreOffice_project/490fc03b25318460cfc54456516ea2519c11d1aa</meta:generator>
    <meta:document-statistic meta:table-count="0" meta:image-count="0" meta:object-count="0" meta:page-count="2" meta:paragraph-count="63" meta:word-count="334" meta:character-count="2299" meta:non-whitespace-character-count="1995"/>
  </office:meta>
</office:document-meta>
</file>